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555000000448B6CAF0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ext_20_Page_20_Master-title">
      <style:graphic-properties draw:fill-color="#ffffff" draw:auto-grow-height="true" fo:min-height="1.765cm"/>
    </style:style>
    <style:style style:name="pr2" style:family="presentation" style:parent-style-name="Text_20_Page_20_Master-outline1" style:list-style-name="L2">
      <style:graphic-properties draw:auto-grow-height="true" fo:min-height="10.263cm"/>
    </style:style>
    <style:style style:name="pr3" style:family="presentation" style:parent-style-name="Text_20_Page_20_Master-notes">
      <style:graphic-properties draw:fill-color="#ffffff" draw:auto-grow-height="true" fo:min-height="11.565cm"/>
    </style:style>
    <style:style style:name="pr4" style:family="presentation" style:parent-style-name="Text_20_Page_20_Master-title">
      <style:graphic-properties draw:fill-color="#ffffff" fo:min-height="1.765cm"/>
    </style:style>
    <style:style style:name="pr5" style:family="presentation" style:parent-style-name="Text_20_Page_20_Master-outline1">
      <style:graphic-properties draw:fill-color="#ffffff"/>
    </style:style>
    <style:style style:name="pr6" style:family="presentation" style:parent-style-name="Text_20_Page_20_Master-notes">
      <style:graphic-properties draw:fill-color="#ffffff" fo:min-height="11.5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143cm" fo:margin-right="0cm" fo:text-indent="-0.813cm"/>
    </style:style>
    <style:style style:name="P3" style:family="paragraph">
      <style:paragraph-properties fo:margin-left="2.134cm" fo:margin-right="0cm" fo:text-indent="-0.838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">
        <style:list-level-properties text:list-level-position-and-space-mode="label-width-and-position"/>
        <style:text-properties fo:font-family="StarSymbol" fo:color="#000000" fo:font-size="45%"/>
      </text:list-level-style-bullet>
      <text:list-level-style-bullet text:level="2" text:bullet-char="">
        <style:list-level-properties text:list-level-position-and-space-mode="label-width-and-position"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list-level-position-and-space-mode="label-width-and-position"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list-level-position-and-space-mode="label-width-and-position"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list-level-position-and-space-mode="label-width-and-position"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list-level-position-and-space-mode="label-width-and-position"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list-level-position-and-space-mode="label-width-and-position"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list-level-position-and-space-mode="label-width-and-position"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list-level-position-and-space-mode="label-width-and-position"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list-level-position-and-space-mode="label-width-and-position"/>
        <style:text-properties fo:font-family="StarSymbol" style:font-charset="x-symbol" fo:color="#cc6633" fo:font-size="100%"/>
      </text:list-level-style-bullet>
      <text:list-level-style-bullet text:level="2" text:bullet-char="&gt;">
        <style:list-level-properties text:list-level-position-and-space-mode="label-width-and-position" text:space-before="1.296cm" text:min-label-width="0.838cm"/>
        <style:text-properties fo:font-family="Arial" style:font-style-name="Regular" style:font-family-generic="swiss" style:font-pitch="variable" fo:color="#cc6633" fo:font-size="90%"/>
      </text:list-level-style-bullet>
      <text:list-level-style-bullet text:level="3" text:bullet-char="&gt;">
        <style:list-level-properties text:list-level-position-and-space-mode="label-width-and-position" text:space-before="2.464cm" text:min-label-width="0.635cm"/>
        <style:text-properties fo:font-family="Arial" style:font-style-name="Regular" style:font-family-generic="swiss" style:font-pitch="variable" fo:color="#cc6633" fo:font-size="85%"/>
      </text:list-level-style-bullet>
      <text:list-level-style-bullet text:level="4" text:bullet-char="&gt;">
        <style:list-level-properties text:list-level-position-and-space-mode="label-width-and-position" text:space-before="4.2cm" text:min-label-width="0.6cm"/>
        <style:text-properties fo:font-family="Arial" style:font-style-name="Regular" style:font-family-generic="swiss" style:font-pitch="variable" fo:color="#cc6633" fo:font-size="75%"/>
      </text:list-level-style-bullet>
      <text:list-level-style-bullet text:level="5" text:bullet-char="&gt;">
        <style:list-level-properties text:list-level-position-and-space-mode="label-width-and-position" text:space-before="5.4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6" text:bullet-char="&gt;">
        <style:list-level-properties text:list-level-position-and-space-mode="label-width-and-position" text:space-before="6.6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7" text:bullet-char="&gt;">
        <style:list-level-properties text:list-level-position-and-space-mode="label-width-and-position" text:space-before="7.8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8" text:bullet-char="&gt;">
        <style:list-level-properties text:list-level-position-and-space-mode="label-width-and-position" text:space-before="9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9" text:bullet-char="&gt;">
        <style:list-level-properties text:list-level-position-and-space-mode="label-width-and-position" text:space-before="10.2cm" text:min-label-width="0.6cm"/>
        <style:text-properties fo:font-family="Arial" style:font-style-name="Regular" style:font-family-generic="swiss" style:font-pitch="variable" fo:color="#cc6633" fo:font-size="45%"/>
      </text:list-level-style-bullet>
    </text:list-style>
    <text:list-style style:name="L3">
      <text:list-level-style-bullet text:level="1" text:bullet-char="•">
        <style:list-level-properties text:list-level-position-and-space-mode="label-width-and-position" text:space-before="0.33cm" text:min-label-width="0.813cm"/>
        <style:text-properties fo:font-family="StarSymbol" style:font-charset="x-symbol" fo:color="#cc6633" fo:font-size="100%"/>
      </text:list-level-style-bullet>
      <text:list-level-style-bullet text:level="2" text:bullet-char="&gt;">
        <style:list-level-properties text:list-level-position-and-space-mode="label-width-and-position"/>
        <style:text-properties fo:font-family="Arial" style:font-style-name="Regular" style:font-family-generic="swiss" style:font-pitch="variable" fo:color="#cc6633" fo:font-size="90%"/>
      </text:list-level-style-bullet>
      <text:list-level-style-bullet text:level="3" text:bullet-char="&gt;">
        <style:list-level-properties text:list-level-position-and-space-mode="label-width-and-position" text:space-before="2.464cm" text:min-label-width="0.635cm"/>
        <style:text-properties fo:font-family="Arial" style:font-style-name="Regular" style:font-family-generic="swiss" style:font-pitch="variable" fo:color="#cc6633" fo:font-size="85%"/>
      </text:list-level-style-bullet>
      <text:list-level-style-bullet text:level="4" text:bullet-char="&gt;">
        <style:list-level-properties text:list-level-position-and-space-mode="label-width-and-position" text:space-before="4.2cm" text:min-label-width="0.6cm"/>
        <style:text-properties fo:font-family="Arial" style:font-style-name="Regular" style:font-family-generic="swiss" style:font-pitch="variable" fo:color="#cc6633" fo:font-size="75%"/>
      </text:list-level-style-bullet>
      <text:list-level-style-bullet text:level="5" text:bullet-char="&gt;">
        <style:list-level-properties text:list-level-position-and-space-mode="label-width-and-position" text:space-before="5.4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6" text:bullet-char="&gt;">
        <style:list-level-properties text:list-level-position-and-space-mode="label-width-and-position" text:space-before="6.6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7" text:bullet-char="&gt;">
        <style:list-level-properties text:list-level-position-and-space-mode="label-width-and-position" text:space-before="7.8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8" text:bullet-char="&gt;">
        <style:list-level-properties text:list-level-position-and-space-mode="label-width-and-position" text:space-before="9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9" text:bullet-char="&gt;">
        <style:list-level-properties text:list-level-position-and-space-mode="label-width-and-position" text:space-before="10.2cm" text:min-label-width="0.6cm"/>
        <style:text-properties fo:font-family="Arial" style:font-style-name="Regular" style:font-family-generic="swiss" style:font-pitch="variable" fo:color="#cc6633" fo:font-size="45%"/>
      </text:list-level-style-bullet>
    </text:list-style>
    <text:list-style style:name="L4">
      <text:list-level-style-bullet text:level="1" text:bullet-char="•">
        <style:list-level-properties text:list-level-position-and-space-mode="label-width-and-position" text:space-before="0.33cm" text:min-label-width="0.813cm"/>
        <style:text-properties fo:font-family="StarSymbol" style:font-charset="x-symbol" fo:color="#cc6633" fo:font-size="100%"/>
      </text:list-level-style-bullet>
      <text:list-level-style-bullet text:level="2" text:bullet-char="&gt;">
        <style:list-level-properties text:list-level-position-and-space-mode="label-width-and-position" text:space-before="1.296cm" text:min-label-width="0.838cm"/>
        <style:text-properties fo:font-family="Arial" style:font-style-name="Regular" style:font-family-generic="swiss" style:font-pitch="variable" fo:color="#cc6633" fo:font-size="90%"/>
      </text:list-level-style-bullet>
      <text:list-level-style-bullet text:level="3" text:bullet-char="&gt;">
        <style:list-level-properties text:list-level-position-and-space-mode="label-width-and-position" text:space-before="2.464cm" text:min-label-width="0.635cm"/>
        <style:text-properties fo:font-family="Arial" style:font-style-name="Regular" style:font-family-generic="swiss" style:font-pitch="variable" fo:color="#cc6633" fo:font-size="85%"/>
      </text:list-level-style-bullet>
      <text:list-level-style-bullet text:level="4" text:bullet-char="&gt;">
        <style:list-level-properties text:list-level-position-and-space-mode="label-width-and-position" text:space-before="4.2cm" text:min-label-width="0.6cm"/>
        <style:text-properties fo:font-family="Arial" style:font-style-name="Regular" style:font-family-generic="swiss" style:font-pitch="variable" fo:color="#cc6633" fo:font-size="75%"/>
      </text:list-level-style-bullet>
      <text:list-level-style-bullet text:level="5" text:bullet-char="&gt;">
        <style:list-level-properties text:list-level-position-and-space-mode="label-width-and-position" text:space-before="5.4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6" text:bullet-char="&gt;">
        <style:list-level-properties text:list-level-position-and-space-mode="label-width-and-position" text:space-before="6.6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7" text:bullet-char="&gt;">
        <style:list-level-properties text:list-level-position-and-space-mode="label-width-and-position" text:space-before="7.8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8" text:bullet-char="&gt;">
        <style:list-level-properties text:list-level-position-and-space-mode="label-width-and-position" text:space-before="9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9" text:bullet-char="&gt;">
        <style:list-level-properties text:list-level-position-and-space-mode="label-width-and-position" text:space-before="10.2cm" text:min-label-width="0.6cm"/>
        <style:text-properties fo:font-family="Arial" style:font-style-name="Regular" style:font-family-generic="swiss" style:font-pitch="variable" fo:color="#cc6633" fo:font-size="45%"/>
      </text:list-level-style-bullet>
    </text:list-style>
  </office:automatic-styles>
  <office:body>
    <office:presentation>
      <draw:page draw:name="page1" draw:style-name="dp1" draw:master-page-name="Text_20_Page_20_Master">
        <office:forms form:automatic-focus="false" form:apply-design-mode="false"/>
        <draw:frame presentation:style-name="pr1" draw:text-style-name="P1" draw:layer="layout" svg:width="21.244cm" svg:height="1.765cm" svg:x="1.375cm" svg:y="1.58cm" presentation:class="title" presentation:user-transformed="true">
          <draw:text-box>
            <text:p text:style-name="P1">Subversion server</text:p>
          </draw:text-box>
        </draw:frame>
        <draw:frame presentation:style-name="pr2" draw:text-style-name="P1" draw:layer="layout" svg:width="22.636cm" svg:height="10.263cm" svg:x="1.094cm" svg:y="4.958cm" presentation:class="outline" presentation:user-transformed="true">
          <draw:text-box>
            <text:list text:style-name="L2">
              <text:list-item>
                <text:p text:style-name="P1">can also be used for DSCM later on</text:p>
              </text:list-item>
            </text:list>
            <text:list text:style-name="L2">
              <text:list-item>
                <text:p text:style-name="P1">Server: zone on Sun Fire X4150, </text:p>
              </text:list-item>
            </text:list>
            <text:list text:style-name="L3">
              <text:list-item>
                <text:list>
                  <text:list-item>
                    <text:p text:style-name="P1">8 cores (3.16GHz), 300 GB storage (ZFS).</text:p>
                  </text:list-item>
                </text:list>
              </text:list-item>
            </text:list>
            <text:list text:style-name="L2">
              <text:list-item>
                <text:p text:style-name="P1">Second zone serves as backup and failover system</text:p>
              </text:list-item>
            </text:list>
            <text:list text:style-name="L2">
              <text:list-item>
                <text:p text:style-name="P1">URL: svn.services.openoffice.org</text:p>
              </text:list-item>
            </text:list>
            <text:list text:style-name="L2">
              <text:list-item>
                <text:p text:style-name="P1">Will host also OpenGrok index for OO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1" presentation:class="page"/>
          <draw:frame presentation:style-name="pr3" draw:text-style-name="P1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2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1" draw:layer="layout" svg:width="21.244cm" svg:height="1.765cm" svg:x="1.375cm" svg:y="1.58cm" presentation:class="title">
          <draw:text-box>
            <text:p text:style-name="P1">Subversion</text:p>
          </draw:text-box>
        </draw:frame>
        <draw:frame presentation:style-name="pr5" draw:text-style-name="P2" draw:layer="layout" svg:width="22.636cm" svg:height="12.321cm" svg:x="1.094cm" svg:y="4.958cm" presentation:class="outline" presentation:user-transformed="true">
          <draw:text-box>
            <text:list text:style-name="L4">
              <text:list-item>
                <text:p text:style-name="P2">Subversion 1.5</text:p>
              </text:list-item>
            </text:list>
            <text:list text:style-name="L4">
              <text:list-item>
                <text:list>
                  <text:list-item>
                    <text:p text:style-name="P3">merge tracking!</text:p>
                  </text:list-item>
                </text:list>
              </text:list-item>
            </text:list>
            <text:list text:style-name="L4">
              <text:list-item>
                <text:p text:style-name="P2">Tentative repository structure:</text:p>
              </text:list-item>
            </text:list>
            <text:list text:style-name="L4">
              <text:list-item>
                <text:list>
                  <text:list-item>
                    <text:p text:style-name="P3">.../trunk<text:line-break/>.../tags<text:tab/><text:tab/><text:tab/><text:span text:style-name="T1">DEV300_m18, OpenOffice_3_0_0 ...</text:span><text:line-break/>.../branches <text:s text:c="3"/><text:span text:style-name="T1">DEV300, DEV301 ...</text:span><text:line-break/>.../cws<text:tab/><text:tab/><text:tab/><text:span text:style-name="T1">swbugfix03, sb87, ....</text:span><text:line-break/>.../dist/...<text:tab/><text:tab/><text:tab/><text:span text:style-name="T1">anyone can get space here for patches etc</text:span><text:line-break/>.../contrib<text:tab/><text:tab/><text:span text:style-name="T1">is this needed?</text:span><text:span text:style-name="T1"><text:line-break/></text:span><text:span text:style-name="T2">.../patches</text:span><text:span text:style-name="T2"><text:tab/></text:span><text:span text:style-name="T1"><text:tab/></text:span><text:span text:style-name="T1">globally useful patches</text:span></text:p>
                  </text:list-item>
                </text:list>
              </text:list-item>
            </text:list>
            <text:list text:style-name="L4">
              <text:list-item>
                <text:p text:style-name="P2"><text:span text:style-name="T3">path based access needed? Hopefully not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746cm" svg:height="10.795cm" svg:x="3.422cm" svg:y="2.47cm" draw:page-number="2" presentation:class="page"/>
          <draw:frame presentation:style-name="pr6" draw:text-style-name="P1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1" draw:layer="layout" svg:width="21.244cm" svg:height="1.765cm" svg:x="1.375cm" svg:y="1.58cm" presentation:class="title" presentation:user-transformed="true">
          <draw:text-box>
            <text:p text:style-name="P1">Access</text:p>
          </draw:text-box>
        </draw:frame>
        <draw:frame presentation:style-name="pr5" draw:text-style-name="P2" draw:layer="layout" svg:width="22.636cm" svg:height="11.748cm" svg:x="1.094cm" svg:y="4.958cm" presentation:class="outline">
          <draw:text-box>
            <text:list text:style-name="L4">
              <text:list-item>
                <text:p text:style-name="P2">access methods are</text:p>
              </text:list-item>
            </text:list>
            <text:list text:style-name="L4">
              <text:list-item>
                <text:list>
                  <text:list-item>
                    <text:p text:style-name="P3">svn+ssh: read/write access with ssh key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svn: read-onl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http: read-only access via web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46cm" svg:height="10.795cm" svg:x="3.422cm" svg:y="2.47cm" draw:page-number="3" presentation:class="page"/>
          <draw:frame presentation:style-name="pr6" draw:text-style-name="P1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1" draw:layer="layout" svg:width="21.244cm" svg:height="1.765cm" svg:x="1.375cm" svg:y="1.58cm" presentation:class="title">
          <draw:text-box>
            <text:p text:style-name="P1">Modified CWS-tooling</text:p>
          </draw:text-box>
        </draw:frame>
        <draw:frame presentation:style-name="pr5" draw:text-style-name="P2" draw:layer="layout" svg:width="22.636cm" svg:height="11.955cm" svg:x="1.094cm" svg:y="4.958cm" presentation:class="outline" presentation:user-transformed="true">
          <draw:text-box>
            <text:list text:style-name="L4">
              <text:list-item>
                <text:p text:style-name="P2"><text:span text:style-name="T2">cws create [-m milest.] &lt;mws&gt; &lt;cws&gt;</text:span></text:p>
              </text:list-item>
            </text:list>
            <text:list text:style-name="L4">
              <text:list-item>
                <text:list>
                  <text:list-item>
                    <text:p text:style-name="P3">creates branch and registers with EIS</text:p>
                  </text:list-item>
                </text:list>
              </text:list-item>
            </text:list>
            <text:list text:style-name="L4">
              <text:list-item>
                <text:p text:style-name="P2"><text:span text:style-name="T2">cws fetch [-c CWS] [-m milest] [-s] </text:span></text:p>
              </text:list-item>
            </text:list>
            <text:list text:style-name="L4">
              <text:list-item>
                <text:list>
                  <text:list-item>
                    <text:p text:style-name="P3">checks out sources in a configurable wa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makes use of pre-checked out source tre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modules are really only top level directories now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includes cwsclone functionality</text:p>
                  </text:list-item>
                </text:list>
              </text:list-item>
            </text:list>
            <text:list text:style-name="L4">
              <text:list-item>
                <text:p text:style-name="P2"><text:span text:style-name="T2">cws rebase [-C | -m milestone]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2">thin wrapper around sub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46cm" svg:height="10.795cm" svg:x="3.422cm" svg:y="2.47cm" draw:page-number="4" presentation:class="page"/>
          <draw:frame presentation:style-name="pr6" draw:text-style-name="P1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1" draw:layer="layout" svg:width="21.244cm" svg:height="1.765cm" svg:x="1.375cm" svg:y="1.58cm" presentation:class="title">
          <draw:text-box>
            <text:p text:style-name="P1">Modified CWS-tooling (continued)</text:p>
          </draw:text-box>
        </draw:frame>
        <draw:frame presentation:style-name="pr5" draw:text-style-name="P2" draw:layer="layout" svg:width="22.636cm" svg:height="11.748cm" svg:x="1.094cm" svg:y="4.958cm" presentation:class="outline">
          <draw:text-box>
            <text:list text:style-name="L4">
              <text:list-item>
                <text:p text:style-name="P2"><text:span text:style-name="T2">cws analyze</text:span></text:p>
              </text:list-item>
            </text:list>
            <text:list text:style-name="L4">
              <text:list-item>
                <text:p text:style-name="P2"><text:span text:style-name="T2">cws integrate</text:span></text:p>
              </text:list-item>
            </text:list>
            <text:list text:style-name="L4">
              <text:list-item>
                <text:p text:style-name="P2"><text:span text:style-name="T2">cws query</text:span></text:p>
              </text:list-item>
            </text:list>
            <text:list text:style-name="L4">
              <text:list-item>
                <text:p text:style-name="P2"><text:span text:style-name="T2">cws task</text:span></text:p>
              </text:list-item>
            </text:list>
            <text:list text:style-name="L4">
              <text:list-item>
                <text:p text:style-name="P2"><text:span text:style-name="T2">cws eisclone</text:span></text:p>
              </text:list-item>
            </text:list>
            <text:list text:style-name="L4">
              <text:list-item>
                <text:p text:style-name="P2"><text:span text:style-name="T2">cws ...</text:span></text:p>
              </text:list-item>
            </text:list>
          </draw:text-box>
        </draw:frame>
        <presentation:notes draw:style-name="dp2">
          <draw:page-thumbnail draw:style-name="gr1" draw:layer="layout" svg:width="14.746cm" svg:height="10.795cm" svg:x="3.422cm" svg:y="2.47cm" draw:page-number="5" presentation:class="page"/>
          <draw:frame presentation:style-name="pr6" draw:text-style-name="P1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1" draw:layer="layout" svg:width="21.244cm" svg:height="1.765cm" svg:x="1.375cm" svg:y="1.58cm" presentation:class="title" presentation:user-transformed="true">
          <draw:text-box>
            <text:p text:style-name="P1">What should be migrated?</text:p>
          </draw:text-box>
        </draw:frame>
        <draw:frame presentation:style-name="pr5" draw:text-style-name="P2" draw:layer="layout" svg:width="22.636cm" svg:height="11.748cm" svg:x="1.094cm" svg:y="4.958cm" presentation:class="outline" presentation:user-transformed="true">
          <draw:text-box>
            <text:list text:style-name="L4">
              <text:list-item>
                <text:p text:style-name="P2">Full migration, including all CWS branches</text:p>
              </text:list-item>
            </text:list>
            <text:list text:style-name="L4">
              <text:list-item>
                <text:list>
                  <text:list-item>
                    <text:p text:style-name="P3">not really possible, migration will take forever</text:p>
                  </text:list-item>
                </text:list>
              </text:list-item>
            </text:list>
            <text:list text:style-name="L4">
              <text:list-item>
                <text:p text:style-name="P2">Full migr. minus "finished" CWS branches</text:p>
              </text:list-item>
            </text:list>
            <text:list text:style-name="L4">
              <text:list-item>
                <text:p text:style-name="P2">Trunk migration only.</text:p>
              </text:list-item>
            </text:list>
            <text:list text:style-name="L4">
              <text:list-item>
                <text:p text:style-name="P2">No history migration at all. </text:p>
              </text:list-item>
            </text:list>
            <text:list text:style-name="L4">
              <text:list-item>
                <text:list>
                  <text:list-item>
                    <text:p text:style-name="P3">probably to radical</text:p>
                  </text:list-item>
                </text:list>
              </text:list-item>
            </text:list>
            <text:list text:style-name="L4">
              <text:list-item>
                <text:p text:style-name="P2"><text:span text:style-name="T4"><text:a xlink:href="http://wiki.services.openoffice.org/wiki/Scm_migration_scope">http://wiki.services.openoffice.org/wiki/Scm_migration_scope</text:a></text:span></text:p>
              </text:list-item>
            </text:list>
          </draw:text-box>
        </draw:frame>
        <presentation:notes draw:style-name="dp2">
          <draw:page-thumbnail draw:style-name="gr1" draw:layer="layout" svg:width="14.746cm" svg:height="10.795cm" svg:x="3.422cm" svg:y="2.47cm" draw:page-number="6" presentation:class="page"/>
          <draw:frame presentation:style-name="pr6" draw:text-style-name="P1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1" draw:layer="layout" svg:width="21.244cm" svg:height="1.765cm" svg:x="1.375cm" svg:y="1.58cm" presentation:class="title" presentation:user-transformed="true">
          <draw:text-box>
            <text:p text:style-name="P1">Full mig. minus “finished” CWSs</text:p>
          </draw:text-box>
        </draw:frame>
        <draw:frame presentation:style-name="pr5" draw:text-style-name="P2" draw:layer="layout" svg:width="22.636cm" svg:height="12.764cm" svg:x="1.094cm" svg:y="4.958cm" presentation:class="outline" presentation:user-transformed="true">
          <draw:text-box>
            <text:list text:style-name="L4">
              <text:list-item>
                <text:p text:style-name="P2"><text:span text:style-name="T5">Pro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Almost everything of relevance the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Historic releases states can be extract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Current work checked out from new SCM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Can be done, this has been tried o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CVS server can be switched off (or r/o)</text:span></text:p>
                  </text:list-item>
                </text:list>
              </text:list-item>
            </text:list>
            <text:list text:style-name="L4">
              <text:list-item>
                <text:p text:style-name="P2"><text:span text:style-name="T5">Con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The resulting repository will still be hu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Number of revisions estimated &gt; 500000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The conversion will take about a wee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Quiet period for everyo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Accuracy? Legacy workspaces need to be conver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46cm" svg:height="10.795cm" svg:x="3.422cm" svg:y="2.47cm" draw:page-number="7" presentation:class="page"/>
          <draw:frame presentation:style-name="pr6" draw:text-style-name="P1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1" draw:master-page-name="Text_20_Page_20_Master" presentation:presentation-page-layout-name="AL1T1">
        <office:forms form:automatic-focus="false" form:apply-design-mode="false"/>
        <draw:frame presentation:style-name="pr4" draw:text-style-name="P1" draw:layer="layout" svg:width="21.244cm" svg:height="1.765cm" svg:x="1.375cm" svg:y="1.58cm" presentation:class="title" presentation:user-transformed="true">
          <draw:text-box>
            <text:p text:style-name="P1">Trunk only (that's what we did)</text:p>
          </draw:text-box>
        </draw:frame>
        <draw:frame presentation:style-name="pr5" draw:text-style-name="P2" draw:layer="layout" svg:width="22.636cm" svg:height="12.764cm" svg:x="1.094cm" svg:y="4.958cm" presentation:class="outline" presentation:user-transformed="true">
          <draw:text-box>
            <text:list text:style-name="L4">
              <text:list-item>
                <text:p text:style-name="P2"><text:span text:style-name="T5">Pro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Still almost everything of relevance the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Conversion is easy, has been tried o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Repository is lean and mea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Accuracy is no concern, history is for reference onl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No quiet period except for integra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No hassle with workspace migration </text:span></text:p>
                  </text:list-item>
                </text:list>
              </text:list-item>
            </text:list>
            <text:list text:style-name="L4">
              <text:list-item>
                <text:p text:style-name="P2"><text:span text:style-name="T5">Con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5">CVS server remains onlin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One time patch effort when integrating CW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Real ancient history might browsing CV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<text:span text:style-name="T5">Historic state constructed from CV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746cm" svg:height="10.795cm" svg:x="3.422cm" svg:y="2.47cm" draw:page-number="8" presentation:class="page"/>
          <draw:frame presentation:style-name="pr6" draw:text-style-name="P1" draw:layer="layout" svg:width="14.855cm" svg:height="11.565cm" svg:x="3.457cm" svg:y="14.37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de" style:country-asian="DE" style:font-family-complex="'Arial Unicode MS'" style:font-pitch-complex="variable" style:font-size-complex="24pt" style:language-complex="de" style:country-complex="DE"/>
    </style:default-style>
    <style:style style:name="standard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00b8ff" draw:fill-image-width="0cm" draw:fill-image-height="0cm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SunSans-Demi" style:font-style-name="Regular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Quote" style:family="graphic">
      <style:graphic-properties draw:stroke="solid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Quote">
          <text:list-level-style-bullet text:level="1" text:bullet-char="●">
            <style:list-level-properties text:list-level-position-and-space-mode="label-width-and-position" text:min-label-width="0.584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584cm" fo:margin-right="0cm" fo:margin-top="0cm" fo:margin-bottom="0cm" fo:line-height="120%" fo:text-align="start" text:enable-numbering="false" fo:text-indent="0cm">
        <style:tab-stops/>
      </style:paragraph-properties>
      <style:text-properties fo:color="#ffffff" style:text-outline="false" style:text-line-through-style="none" style:text-position="0% 100%" fo:font-family="'Sunsans Demi'" style:font-style-name="Demi" style:font-family-generic="roman" style:font-pitch="variable" fo:font-size="32pt" fo:letter-spacing="normal" fo:font-style="normal" fo:text-shadow="none" style:text-underline-style="none" fo:font-weight="normal" style:text-underline-mode="continuous" style:text-line-through-mode="continuous" style:letter-kerning="false" style:text-scale="0%" fo:hyphenate="false"/>
    </style:style>
    <style:style style:name="Quote_20_Source_20_and_20_Date" style:display-name="Quote Source and Date" style:family="graphic">
      <style:graphic-properties draw:fill="none" draw:fill-image-width="2.54cm" draw:fill-image-height="2.54cm"/>
      <style:text-properties fo:color="#ffff66" fo:font-family="SunSans-Italic" style:font-style-name="Regular" style:font-family-generic="roman" style:font-pitch="variable" fo:font-size="24pt"/>
    </style:style>
    <style:style style:name="Footer_5f_Bullet" style:display-name="Footer_Bullet" style:family="graphic">
      <style:text-properties fo:color="#b3b3b3" fo:font-family="Arial" style:font-style-name="Regular" style:font-family-generic="swiss" style:font-pitch="variabl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Index" style:family="graphic">
      <style:paragraph-properties style:text-autospace="none"/>
      <style:text-properties fo:font-size="21.2000007629395pt" fo:language="de" fo:country="DE" style:font-size-asian="21.2000007629395pt" style:language-asian="de" style:country-asian="DE" style:font-family-complex="Tahoma" style:font-size-complex="21.2000007629395pt"/>
    </style:style>
    <style:style style:name="Contents_20_1" style:display-name="Contents 1" style:family="graphic">
      <style:paragraph-properties fo:margin-top="0.374cm" fo:margin-bottom="0cm" style:text-autospace="none"/>
      <style:text-properties fo:font-family="Arial" style:font-family-generic="swiss" style:font-pitch="variable" fo:font-size="24.7000007629395pt" fo:language="de" fo:country="DE" fo:font-weight="bold" style:font-size-asian="21.2000007629395pt" style:language-asian="de" style:country-asian="DE" style:font-size-complex="21.2000007629395pt"/>
    </style:style>
    <style:style style:name="Contents_20_2" style:display-name="Contents 2" style:family="graphic">
      <style:paragraph-properties fo:margin-left="0.623cm" fo:margin-right="0cm" fo:margin-top="0.374cm" fo:margin-bottom="0cm" fo:text-indent="0.004cm" style:text-autospace="none"/>
      <style:text-properties fo:font-family="Arial" style:font-family-generic="swiss" style:font-pitch="variable" fo:font-size="21.2000007629395pt" fo:language="de" fo:country="DE" fo:font-weight="bold" style:font-size-asian="21.2000007629395pt" style:language-asian="de" style:country-asian="DE" style:font-size-complex="21.2000007629395pt"/>
    </style:style>
    <style:style style:name="Contents_20_3" style:display-name="Contents 3" style:family="graphic">
      <style:paragraph-properties fo:margin-left="1.245cm" fo:margin-right="0cm" fo:text-indent="0.004cm" style:text-autospace="none"/>
      <style:text-properties fo:font-family="Arial" style:font-family-generic="swiss" style:font-pitch="variable" fo:font-size="21.2000007629395pt" fo:language="de" fo:country="DE" style:font-size-asian="21.2000007629395pt" style:language-asian="de" style:country-asian="DE" style:font-size-complex="21.2000007629395pt"/>
    </style:style>
    <style:style style:name="Contents_20_4" style:display-name="Contents 4" style:family="graphic">
      <style:paragraph-properties fo:margin-left="1.866cm" fo:margin-right="0cm" fo:text-indent="0.004cm" style:text-autospace="none"/>
      <style:text-properties fo:font-family="Arial" style:font-family-generic="swiss" style:font-pitch="variable" fo:font-size="21.2000007629395pt" fo:language="de" fo:country="DE" style:font-size-asian="21.2000007629395pt" style:language-asian="de" style:country-asian="DE" style:font-size-complex="21.2000007629395pt"/>
    </style:style>
    <style:style style:name="Body_20_Text2" style:display-name="Body Text2" style:family="graphic">
      <style:paragraph-properties fo:margin-left="2.688cm" fo:margin-right="0cm" fo:text-indent="0.004cm" style:text-autospace="none"/>
      <style:text-properties fo:font-family="Arial" style:font-family-generic="swiss" style:font-pitch="variable" fo:font-size="21.2000007629395pt" fo:language="de" fo:country="DE" style:font-size-asian="21.2000007629395pt" style:language-asian="de" style:country-asian="DE" style:font-size-complex="21.2000007629395pt"/>
    </style:style>
    <style:style style:name="Bullets" style:family="graphic">
      <style:paragraph-properties style:text-autospace="none"/>
      <style:text-properties fo:font-family="StarSymbol" style:font-charset="x-symbol" fo:font-size="15.8999996185303pt" fo:language="de" fo:country="DE" style:font-size-asian="21.2000007629395pt" style:language-asian="de" style:country-asian="DE" style:font-size-complex="21.2000007629395pt"/>
    </style:style>
    <style:style style:name="Instruction_20_2" style:display-name="Instruction 2" style:family="graphic">
      <style:paragraph-properties fo:margin-left="1.344cm" fo:margin-right="0cm" fo:margin-top="0cm" fo:margin-bottom="0.187cm" fo:text-indent="0.004cm" style:text-autospace="none"/>
      <style:text-properties fo:font-family="Arial" style:font-family-generic="swiss" style:font-pitch="variable" fo:font-size="17.7000007629395pt" fo:language="de" fo:country="DE" fo:font-style="italic" style:font-size-asian="21.2000007629395pt" style:language-asian="de" style:country-asian="DE" style:font-size-complex="21.2000007629395pt"/>
    </style:style>
    <style:style style:name="Instruction_20_3" style:display-name="Instruction 3" style:family="graphic">
      <style:paragraph-properties fo:margin-left="2.801cm" fo:margin-right="0cm" fo:text-indent="0.004cm" style:text-autospace="none"/>
      <style:text-properties fo:color="#0000ff" fo:font-family="Arial" style:font-family-generic="swiss" style:font-pitch="variable" fo:font-size="17.7000007629395pt" fo:language="de" fo:country="DE" fo:font-style="italic" style:font-size-asian="21.2000007629395pt" style:language-asian="de" style:country-asian="DE" style:font-size-complex="21.2000007629395pt"/>
    </style:style>
    <style:style style:name="Instruction_20_5" style:display-name="Instruction 5" style:family="graphic">
      <style:paragraph-properties fo:margin-left="6.048cm" fo:margin-right="0cm" fo:text-indent="-0.09cm" style:text-autospace="none">
        <style:tab-stops>
          <style:tab-stop style:position="9.409cm"/>
        </style:tab-stops>
      </style:paragraph-properties>
      <style:text-properties fo:font-family="Arial" style:font-family-generic="swiss" style:font-pitch="variable" fo:font-size="17.7000007629395pt" fo:language="en" fo:country="US" fo:font-style="italic" style:font-size-asian="21.2000007629395pt" style:language-asian="de" style:country-asian="DE" style:font-size-complex="21.2000007629395pt"/>
    </style:style>
    <style:style style:name="Instruction_20_4" style:display-name="Instruction 4" style:family="graphic">
      <style:paragraph-properties fo:margin-left="5.152cm" fo:margin-right="0cm" fo:text-indent="0cm" style:text-autospace="none"/>
      <style:text-properties fo:color="#0000ff" fo:font-family="Arial" style:font-family-generic="swiss" style:font-pitch="variable" fo:font-size="21.2000007629395pt" fo:language="de" fo:country="DE" fo:font-style="italic" style:font-size-asian="21.2000007629395pt" style:language-asian="de" style:country-asian="DE" style:font-size-complex="21.2000007629395pt"/>
    </style:style>
    <style:style style:name="Instructions_20_1" style:display-name="Instructions 1" style:family="graphic">
      <style:paragraph-properties fo:margin-left="1.12cm" fo:margin-right="0cm" fo:margin-top="0cm" fo:margin-bottom="0.187cm" fo:text-indent="0.004cm" style:text-autospace="none"/>
      <style:text-properties fo:font-family="Arial" style:font-family-generic="swiss" style:font-pitch="variable" fo:font-size="17.7000007629395pt" fo:language="de" fo:country="DE" fo:font-style="italic" style:font-size-asian="21.2000007629395pt" style:language-asian="de" style:country-asian="DE" style:font-size-complex="21.2000007629395pt"/>
    </style:style>
    <style:style style:name="Body_20_Text1" style:display-name="Body Text1" style:family="graphic">
      <style:paragraph-properties fo:margin-left="1.12cm" fo:margin-right="0cm" fo:text-indent="0.004cm" style:text-autospace="none"/>
      <style:text-properties fo:font-family="Arial" style:font-family-generic="swiss" style:font-pitch="variable" fo:font-size="21.2000007629395pt" fo:language="de" fo:country="DE" style:font-size-asian="21.2000007629395pt" style:language-asian="de" style:country-asian="DE" style:font-size-complex="21.2000007629395pt"/>
    </style:style>
    <style:style style:name="Footnote" style:family="graphic">
      <style:paragraph-properties fo:line-height="85%" style:text-autospace="none"/>
      <style:text-properties fo:font-family="Arial" style:font-family-generic="swiss" style:font-pitch="variable" fo:font-size="12pt" style:font-family-asian="Arial" style:font-family-generic-asian="swiss" style:font-pitch-asian="variable" style:font-size-asian="12pt" style:font-family-complex="Arial" style:font-family-generic-complex="swiss" style:font-pitch-complex="variable" style:font-size-complex="12pt"/>
    </style:style>
    <style:style style:name="Sun_5f_Corp_5f_template_5f_2004_5f_v3_7e_LT_7e_Gliederung_20_1" style:display-name="Sun_Corp_template_2004_v3~LT~Gliederung 1" style:family="graphic">
      <style:paragraph-properties fo:margin-left="0cm" fo:margin-right="0cm" fo:margin-top="0cm" fo:margin-bottom="0.268cm" fo:text-align="start" fo:text-indent="0cm" style:text-autospace="none"/>
      <style:text-properties fo:color="#000000" style:text-outline="false" style:text-line-through-style="none" fo:font-family="SunSans-Regular" style:font-family-generic="roman" style:font-pitch="variable" fo:font-size="24pt" fo:font-style="normal" fo:text-shadow="none" style:text-underline-style="none" fo:font-weight="normal" style:font-family-asian="SunSans-Regular" style:font-family-generic-asian="roman" style:font-pitch-asian="variable" style:font-size-asian="24pt" style:font-style-asian="normal" style:font-weight-asian="normal" style:font-family-complex="SunSans-Regular" style:font-family-generic-complex="roman" style:font-pitch-complex="variable" style:font-size-complex="24pt" style:font-style-complex="normal" style:font-weight-complex="normal"/>
    </style:style>
    <style:style style:name="Sun_5f_Corp_5f_template_5f_2004_5f_v3_7e_LT_7e_Gliederung_20_2" style:display-name="Sun_Corp_template_2004_v3~LT~Gliederung 2" style:family="graphic">
      <style:paragraph-properties fo:margin-left="4.235cm" fo:margin-right="0cm" fo:margin-top="0cm" fo:margin-bottom="0.706cm" fo:text-align="start" fo:text-indent="-1.413cm" style:text-autospace="none"/>
      <style:text-properties fo:color="#000000" style:text-outline="false" style:text-line-through-style="none" fo:font-family="SunSans-Regular" style:font-family-generic="roman" style:font-pitch="variable" fo:font-size="28pt" fo:font-style="normal" fo:text-shadow="none" style:text-underline-style="none" fo:font-weight="normal" style:font-family-asian="SunSans-Regular" style:font-family-generic-asian="roman" style:font-pitch-asian="variable" style:font-size-asian="28pt" style:font-style-asian="normal" style:font-weight-asian="normal" style:font-family-complex="SunSans-Regular" style:font-family-generic-complex="roman" style:font-pitch-complex="variable" style:font-size-complex="28pt" style:font-style-complex="normal" style:font-weight-complex="normal"/>
    </style:style>
    <style:style style:name="Sun_5f_Corp_5f_template_5f_2004_5f_v3_7e_LT_7e_Gliederung_20_3" style:display-name="Sun_Corp_template_2004_v3~LT~Gliederung 3" style:family="graphic">
      <style:paragraph-properties fo:margin-left="6.35cm" fo:margin-right="0cm" fo:margin-top="0cm" fo:margin-bottom="0.529cm" fo:text-align="start" fo:text-indent="-1.058cm" style:text-autospace="none"/>
      <style:text-properties fo:color="#000000" style:text-outline="false" style:text-line-through-style="none" fo:font-family="SunSans-Regular" style:font-family-generic="roman" style:font-pitch="variable" fo:font-size="24pt" fo:font-style="normal" fo:text-shadow="none" style:text-underline-style="none" fo:font-weight="normal" style:font-family-asian="SunSans-Regular" style:font-family-generic-asian="roman" style:font-pitch-asian="variable" style:font-size-asian="24pt" style:font-style-asian="normal" style:font-weight-asian="normal" style:font-family-complex="SunSans-Regular" style:font-family-generic-complex="roman" style:font-pitch-complex="variable" style:font-size-complex="24pt" style:font-style-complex="normal" style:font-weight-complex="normal"/>
    </style:style>
    <style:style style:name="Sun_5f_Corp_5f_template_5f_2004_5f_v3_7e_LT_7e_Gliederung_20_4" style:display-name="Sun_Corp_template_2004_v3~LT~Gliederung 4" style:family="graphic">
      <style:paragraph-properties fo:margin-left="8.467cm" fo:margin-right="0cm" fo:margin-top="0cm" fo:margin-bottom="0.351cm" fo:text-align="start" fo:text-indent="-1.058cm" style:text-autospace="none"/>
      <style:text-properties fo:color="#000000" style:text-outline="false" style:text-line-through-style="none" fo:font-family="SunSans-Regular" style:font-family-generic="roman" style:font-pitch="variable" fo:font-size="20pt" fo:font-style="normal" fo:text-shadow="none" style:text-underline-style="none" fo:font-weight="normal" style:font-family-asian="SunSans-Regular" style:font-family-generic-asian="roman" style:font-pitch-asian="variable" style:font-size-asian="20pt" style:font-style-asian="normal" style:font-weight-asian="normal" style:font-family-complex="SunSans-Regular" style:font-family-generic-complex="roman" style:font-pitch-complex="variable" style:font-size-complex="20pt" style:font-style-complex="normal" style:font-weight-complex="normal"/>
    </style:style>
    <style:style style:name="Sun_5f_Corp_5f_template_5f_2004_5f_v3_7e_LT_7e_Gliederung_20_5" style:display-name="Sun_Corp_template_2004_v3~LT~Gliederung 5" style:family="graphic">
      <style:paragraph-properties fo:margin-left="10.585cm" fo:margin-right="0cm" fo:margin-top="0cm" fo:margin-bottom="0.178cm" fo:text-align="start" fo:text-indent="-1.058cm" style:text-autospace="none"/>
      <style:text-properties fo:color="#000000" style:text-outline="false" style:text-line-through-style="none" fo:font-family="SunSans-Regular" style:font-family-generic="roman" style:font-pitch="variable" fo:font-size="20pt" fo:font-style="normal" fo:text-shadow="none" style:text-underline-style="none" fo:font-weight="normal" style:font-family-asian="SunSans-Regular" style:font-family-generic-asian="roman" style:font-pitch-asian="variable" style:font-size-asian="20pt" style:font-style-asian="normal" style:font-weight-asian="normal" style:font-family-complex="SunSans-Regular" style:font-family-generic-complex="roman" style:font-pitch-complex="variable" style:font-size-complex="20pt" style:font-style-complex="normal" style:font-weight-complex="normal"/>
    </style:style>
    <style:style style:name="Sun_5f_Corp_5f_template_5f_2004_5f_v3_7e_LT_7e_Gliederung_20_6" style:display-name="Sun_Corp_template_2004_v3~LT~Gliederung 6" style:family="graphic">
      <style:paragraph-properties fo:margin-left="12.7cm" fo:margin-right="0cm" fo:margin-top="0cm" fo:margin-bottom="0.178cm" fo:text-align="start" fo:text-indent="-1.058cm" style:text-autospace="none"/>
      <style:text-properties fo:color="#000000" style:text-outline="false" style:text-line-through-style="none" fo:font-family="SunSans-Regular" style:font-family-generic="roman" style:font-pitch="variable" fo:font-size="20pt" fo:font-style="normal" fo:text-shadow="none" style:text-underline-style="none" fo:font-weight="normal" style:font-family-asian="SunSans-Regular" style:font-family-generic-asian="roman" style:font-pitch-asian="variable" style:font-size-asian="20pt" style:font-style-asian="normal" style:font-weight-asian="normal" style:font-family-complex="SunSans-Regular" style:font-family-generic-complex="roman" style:font-pitch-complex="variable" style:font-size-complex="20pt" style:font-style-complex="normal" style:font-weight-complex="normal"/>
    </style:style>
    <style:style style:name="Sun_5f_Corp_5f_template_5f_2004_5f_v3_7e_LT_7e_Gliederung_20_7" style:display-name="Sun_Corp_template_2004_v3~LT~Gliederung 7" style:family="graphic">
      <style:paragraph-properties fo:margin-left="14.817cm" fo:margin-right="0cm" fo:margin-top="0cm" fo:margin-bottom="0.178cm" fo:text-align="start" fo:text-indent="-1.058cm" style:text-autospace="none"/>
      <style:text-properties fo:color="#000000" style:text-outline="false" style:text-line-through-style="none" fo:font-family="SunSans-Regular" style:font-family-generic="roman" style:font-pitch="variable" fo:font-size="20pt" fo:font-style="normal" fo:text-shadow="none" style:text-underline-style="none" fo:font-weight="normal" style:font-family-asian="SunSans-Regular" style:font-family-generic-asian="roman" style:font-pitch-asian="variable" style:font-size-asian="20pt" style:font-style-asian="normal" style:font-weight-asian="normal" style:font-family-complex="SunSans-Regular" style:font-family-generic-complex="roman" style:font-pitch-complex="variable" style:font-size-complex="20pt" style:font-style-complex="normal" style:font-weight-complex="normal"/>
    </style:style>
    <style:style style:name="Sun_5f_Corp_5f_template_5f_2004_5f_v3_7e_LT_7e_Gliederung_20_8" style:display-name="Sun_Corp_template_2004_v3~LT~Gliederung 8" style:family="graphic">
      <style:paragraph-properties fo:margin-left="16.935cm" fo:margin-right="0cm" fo:margin-top="0cm" fo:margin-bottom="0.178cm" fo:text-align="start" fo:text-indent="-1.058cm" style:text-autospace="none"/>
      <style:text-properties fo:color="#000000" style:text-outline="false" style:text-line-through-style="none" fo:font-family="SunSans-Regular" style:font-family-generic="roman" style:font-pitch="variable" fo:font-size="20pt" fo:font-style="normal" fo:text-shadow="none" style:text-underline-style="none" fo:font-weight="normal" style:font-family-asian="SunSans-Regular" style:font-family-generic-asian="roman" style:font-pitch-asian="variable" style:font-size-asian="20pt" style:font-style-asian="normal" style:font-weight-asian="normal" style:font-family-complex="SunSans-Regular" style:font-family-generic-complex="roman" style:font-pitch-complex="variable" style:font-size-complex="20pt" style:font-style-complex="normal" style:font-weight-complex="normal"/>
    </style:style>
    <style:style style:name="Sun_5f_Corp_5f_template_5f_2004_5f_v3_7e_LT_7e_Gliederung_20_9" style:display-name="Sun_Corp_template_2004_v3~LT~Gliederung 9" style:family="graphic">
      <style:paragraph-properties fo:margin-left="19.05cm" fo:margin-right="0cm" fo:margin-top="0cm" fo:margin-bottom="0.178cm" fo:text-align="start" fo:text-indent="-1.058cm" style:text-autospace="none"/>
      <style:text-properties fo:color="#000000" style:text-outline="false" style:text-line-through-style="none" fo:font-family="SunSans-Regular" style:font-family-generic="roman" style:font-pitch="variable" fo:font-size="20pt" fo:font-style="normal" fo:text-shadow="none" style:text-underline-style="none" fo:font-weight="normal" style:font-family-asian="SunSans-Regular" style:font-family-generic-asian="roman" style:font-pitch-asian="variable" style:font-size-asian="20pt" style:font-style-asian="normal" style:font-weight-asian="normal" style:font-family-complex="SunSans-Regular" style:font-family-generic-complex="roman" style:font-pitch-complex="variable" style:font-size-complex="20pt" style:font-style-complex="normal" style:font-weight-complex="normal"/>
    </style:style>
    <style:style style:name="Sun_5f_Corp_5f_template_5f_2004_5f_v3_7e_LT_7e_Titel" style:display-name="Sun_Corp_template_2004_v3~LT~Titel" style:family="graphic">
      <style:paragraph-properties fo:text-align="start" style:text-autospace="none"/>
      <style:text-properties fo:color="#000000" style:text-outline="false" style:text-line-through-style="none" fo:font-family="SunSans-Demi" style:font-family-generic="roman" style:font-pitch="variable" fo:font-size="24pt" fo:font-style="normal" fo:text-shadow="none" style:text-underline-style="none" fo:font-weight="normal" style:font-family-asian="SunSans-Demi" style:font-family-generic-asian="roman" style:font-pitch-asian="variable" style:font-size-asian="24pt" style:font-style-asian="normal" style:font-weight-asian="normal" style:font-family-complex="SunSans-Demi" style:font-family-generic-complex="roman" style:font-pitch-complex="variable" style:font-size-complex="24pt" style:font-style-complex="normal" style:font-weight-complex="normal"/>
    </style:style>
    <style:style style:name="Sun_5f_Corp_5f_template_5f_2004_5f_v3_7e_LT_7e_Untertitel" style:display-name="Sun_Corp_template_2004_v3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fo:font-family="SunSans-Regular" style:font-family-generic="swiss" style:font-pitch="variable" fo:font-size="26pt" fo:font-style="normal" fo:text-shadow="none" style:text-underline-style="none" fo:font-weight="normal" style:font-family-asian="SunSans-Regular" style:font-family-generic-asian="swiss" style:font-pitch-asian="variable" style:font-size-asian="26pt" style:font-style-asian="normal" style:font-weight-asian="normal" style:font-family-complex="SunSans-Regular" style:font-family-generic-complex="swiss" style:font-pitch-complex="variable" style:font-size-complex="26pt" style:font-style-complex="normal" style:font-weight-complex="normal"/>
    </style:style>
    <style:style style:name="Sun_5f_Corp_5f_template_5f_2004_5f_v3_7e_LT_7e_Notizen" style:display-name="Sun_Corp_template_2004_v3~LT~Notizen" style:family="graphic">
      <style:paragraph-properties style:text-autospace="none"/>
      <style:text-properties fo:color="#000000" style:text-outline="false" style:text-line-through-style="none" fo:font-family="SunSans-Demi" style:font-family-generic="roman" style:font-pitch="variable" fo:font-size="10pt" fo:font-style="normal" fo:text-shadow="none" style:text-underline-style="none" fo:font-weight="normal" style:font-family-asian="SunSans-Demi" style:font-family-generic-asian="roman" style:font-pitch-asian="variable" style:font-size-asian="10pt" style:font-style-asian="normal" style:font-weight-asian="normal" style:font-family-complex="SunSans-Demi" style:font-family-generic-complex="roman" style:font-pitch-complex="variable" style:font-size-complex="10pt" style:font-style-complex="normal" style:font-weight-complex="normal"/>
    </style:style>
    <style:style style:name="Sun_5f_Corp_5f_template_5f_2004_5f_v3_7e_LT_7e_Hintergrundobjekte" style:display-name="Sun_Corp_template_2004_v3~LT~Hintergrundobjekte" style:family="graphic">
      <style:paragraph-properties style:text-autospace="none"/>
    </style:style>
    <style:style style:name="Sun_5f_Corp_5f_template_5f_2004_5f_v3_7e_LT_7e_Hintergrund" style:display-name="Sun_Corp_template_2004_v3~LT~Hintergrund" style:family="graphic">
      <style:paragraph-properties style:text-autospace="none"/>
    </style:style>
    <style:style style:name="Default_7e_LT_7e_Gliederung_20_1" style:display-name="Default~LT~Gliederung 1" style:family="graphic">
      <style:paragraph-properties fo:margin-left="2.115cm" fo:margin-right="0cm" fo:margin-top="0cm" fo:margin-bottom="0.88cm" fo:text-indent="-1.588cm" style:text-autospace="none"/>
      <style:text-properties style:use-window-font-color="true" style:text-outline="false" style:text-line-through-style="none" fo:font-family="Lucidasans" style:font-family-generic="swiss" style:font-pitch="variable" fo:font-size="32pt" fo:font-style="normal" fo:text-shadow="none" style:text-underline-style="none" fo:font-weight="normal" style:font-family-asian="Lucidasans" style:font-family-generic-asian="swiss" style:font-pitch-asian="variable" style:font-size-asian="32pt" style:font-style-asian="normal" style:font-weight-asian="normal" style:font-family-complex="Lucidasans" style:font-family-generic-complex="swiss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Lucidasans" style:font-family-generic="swiss" style:font-pitch="variable" fo:font-size="28pt" fo:font-style="normal" fo:text-shadow="none" style:text-underline-style="none" fo:font-weight="normal" style:font-family-asian="Lucidasans" style:font-family-generic-asian="swiss" style:font-pitch-asian="variable" style:font-size-asian="28pt" style:font-style-asian="normal" style:font-weight-asian="normal" style:font-family-complex="Lucidasans" style:font-family-generic-complex="swiss" style:font-pitch-complex="variable" style:font-size-complex="28pt" style:font-style-complex="normal" style:font-weight-complex="normal"/>
    </style:style>
    <style:style style:name="Default_7e_LT_7e_Gliederung_20_3" style:display-name="Default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Lucidasans" style:font-family-generic="swiss" style:font-pitch="variable" fo:font-size="24pt" fo:font-style="normal" fo:text-shadow="none" style:text-underline-style="none" fo:font-weight="normal" style:font-family-asian="Lucidasans" style:font-family-generic-asian="swiss" style:font-pitch-asian="variable" style:font-size-asian="24pt" style:font-style-asian="normal" style:font-weight-asian="normal" style:font-family-complex="Lucidasans" style:font-family-generic-complex="swiss" style:font-pitch-complex="variable" style:font-size-complex="24pt" style:font-style-complex="normal" style:font-weight-complex="normal"/>
    </style:style>
    <style:style style:name="Default_7e_LT_7e_Gliederung_20_4" style:display-name="Default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/>
    </style:style>
    <style:style style:name="Default_7e_LT_7e_Gliederung_20_5" style:display-name="Default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/>
    </style:style>
    <style:style style:name="Default_7e_LT_7e_Gliederung_20_6" style:display-name="Default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/>
    </style:style>
    <style:style style:name="Default_7e_LT_7e_Gliederung_20_7" style:display-name="Default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/>
    </style:style>
    <style:style style:name="Default_7e_LT_7e_Gliederung_20_8" style:display-name="Default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/>
    </style:style>
    <style:style style:name="Default_7e_LT_7e_Gliederung_20_9" style:display-name="Default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Lucidasans" style:font-family-generic="swiss" style:font-pitch="variable" fo:font-size="44pt" fo:font-style="normal" fo:text-shadow="none" style:text-underline-style="none" fo:font-weight="normal" style:font-family-asian="Lucidasans" style:font-family-generic-asian="swiss" style:font-pitch-asian="variable" style:font-size-asian="44pt" style:font-style-asian="normal" style:font-weight-asian="normal" style:font-family-complex="Lucidasans" style:font-family-generic-complex="swiss" style:font-pitch-complex="variable" style:font-size-complex="44pt" style:font-style-complex="normal" style:font-weight-complex="normal"/>
    </style:style>
    <style:style style:name="Default_7e_LT_7e_Untertitel" style:display-name="Default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fo:font-family="Lucidasans" style:font-family-generic="swiss" style:font-pitch="variable" fo:font-size="32pt" fo:font-style="normal" fo:text-shadow="none" style:text-underline-style="none" fo:font-weight="normal" style:font-family-asian="Lucidasans" style:font-family-generic-asian="swiss" style:font-pitch-asian="variable" style:font-size-asian="32pt" style:font-style-asian="normal" style:font-weight-asian="normal" style:font-family-complex="Lucidasans" style:font-family-generic-complex="swiss" style:font-pitch-complex="variable" style:font-size-complex="32pt" style:font-style-complex="normal" style:font-weight-complex="normal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Lucidasans" style:font-family-generic="swiss" style:font-pitch="variable" fo:font-size="20pt" fo:font-style="normal" fo:text-shadow="none" style:text-underline-style="none" fo:font-weight="normal" style:font-family-asian="Lucidasans" style:font-family-generic-asian="swiss" style:font-pitch-asian="variable" style:font-size-asian="20pt" style:font-style-asian="normal" style:font-weight-asian="normal" style:font-family-complex="Lucidasans" style:font-family-generic-complex="swiss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graphic">
      <style:paragraph-properties style:text-autospace="none"/>
    </style:style>
    <style:style style:name="Default_7e_LT_7e_Hintergrund" style:display-name="Default~LT~Hintergrund" style:family="graphic">
      <style:paragraph-properties style:text-autospace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fo:font-size="9pt" fo:language="en" fo:country="US" style:font-family-asian="StarSymbol, 'Arial Unicode MS'" style:language-asian="en" style:country-asian="US" style:font-family-complex="StarSymbol, 'Arial Unicode MS'" style:font-size-complex="9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List" style:family="graphic">
      <style:paragraph-properties fo:margin-top="0cm" fo:margin-bottom="0.374cm" style:text-autospace="none"/>
      <style:text-properties style:use-window-font-color="true" fo:font-family="'Thorndale AMT', 'Times New Roman'" style:font-family-generic="roman" style:font-pitch="variable" fo:font-size="12pt" fo:language="en" fo:country="US" style:font-family-asian="'Albany AMT', Arial" style:font-pitch-asian="variable" style:language-asian="zxx" style:country-asian="none" style:font-family-complex="'Thorndale AMT', 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horndale AMT', 'Times New Roman'" style:font-family-generic="roman" style:font-pitch="variable" fo:font-size="12pt" fo:language="en" fo:country="US" fo:font-style="italic" style:font-family-asian="'Albany AMT', Arial" style:font-pitch-asian="variable" style:language-asian="zxx" style:country-asian="none" style:font-family-complex="'Thorndale AMT', 'Times New Roman'" style:font-family-generic-complex="roman" style:font-pitch-complex="variable" style:font-size-complex="12pt" style:font-style-complex="italic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horndale AMT', 'Times New Roman'" style:font-family-generic="roman" style:font-pitch="variable" fo:font-size="12pt" fo:language="en" fo:country="US" style:font-family-asian="'Albany AMT', Arial" style:font-pitch-asian="variable" style:language-asian="zxx" style:country-asian="none" style:font-family-complex="'Thorndale AMT', 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horndale AMT', 'Times New Roman'" style:font-family-generic="roman" style:font-pitch="variable" fo:font-size="12pt" fo:language="en" fo:country="US" style:font-family-asian="'Albany AMT', Arial" style:font-pitch-asian="variable" style:language-asian="zxx" style:country-asian="none" style:font-family-complex="'Thorndale AMT', 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horndale AMT', 'Times New Roman'" style:font-family-generic="roman" style:font-pitch="variable" fo:font-size="12pt" fo:language="en" fo:country="US" style:font-family-asian="'Albany AMT', Arial" style:font-pitch-asian="variable" style:language-asian="zxx" style:country-asian="none" style:font-family-complex="'Thorndale AMT', 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horndale AMT', 'Times New Roman'" style:font-family-generic="roman" style:font-pitch="variable" fo:font-size="12pt" fo:language="en" fo:country="US" style:text-underline-style="solid" style:text-underline-width="auto" style:text-underline-color="font-color" style:font-family-asian="'Albany AMT', Arial" style:font-pitch-asian="variable" style:language-asian="zxx" style:country-asian="none" style:font-family-complex="'Thorndale AMT', 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horndale AMT', 'Times New Roman'" style:font-family-generic="roman" style:font-pitch="variable" fo:font-size="12pt" fo:language="en" fo:country="US" style:text-underline-style="solid" style:text-underline-width="auto" style:text-underline-color="font-color" style:font-family-asian="'Albany AMT', Arial" style:font-pitch-asian="variable" style:language-asian="zxx" style:country-asian="none" style:font-family-complex="'Thorndale AMT', 'Times New Roman'" style:font-family-generic-complex="roman" style:font-pitch-complex="variable" style:font-size-complex="12pt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•">
            <style:list-level-properties text:list-level-position-and-space-mode="label-width-and-position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list-level-position-and-space-mode="label-width-and-position"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list-level-position-and-space-mode="label-width-and-position"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list-level-position-and-space-mode="label-width-and-position"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list-level-position-and-space-mode="label-width-and-position"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list-level-position-and-space-mode="label-width-and-position"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list-level-position-and-space-mode="label-width-and-position"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list-level-position-and-space-mode="label-width-and-position"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list-level-position-and-space-mode="label-width-and-position"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list-level-position-and-space-mode="label-width-and-position"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line-height="9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 style:name="Text_5f_20_5f_Page_5f_20_5f_Master-outline1" style:display-name="Text_20_Page_20_Master-outline1">
          <text:list-level-style-bullet text:level="1" text:bullet-char="•">
            <style:list-level-properties text:list-level-position-and-space-mode="label-width-and-position" text:space-before="0.33cm" text:min-label-width="0.813cm"/>
            <style:text-properties fo:font-family="StarSymbol" style:font-charset="x-symbol" fo:color="#cc6633" fo:font-size="100%"/>
          </text:list-level-style-bullet>
          <text:list-level-style-bullet text:level="2" text:bullet-char="&gt;">
            <style:list-level-properties text:list-level-position-and-space-mode="label-width-and-position" text:space-before="1.296cm" text:min-label-width="0.838cm"/>
            <style:text-properties fo:font-family="Arial" style:font-style-name="Regular" style:font-family-generic="swiss" style:font-pitch="variable" fo:color="#cc6633" fo:font-size="90%"/>
          </text:list-level-style-bullet>
          <text:list-level-style-bullet text:level="3" text:bullet-char="&gt;">
            <style:list-level-properties text:list-level-position-and-space-mode="label-width-and-position" text:space-before="2.464cm" text:min-label-width="0.635cm"/>
            <style:text-properties fo:font-family="Arial" style:font-style-name="Regular" style:font-family-generic="swiss" style:font-pitch="variable" fo:color="#cc6633" fo:font-size="85%"/>
          </text:list-level-style-bullet>
          <text:list-level-style-bullet text:level="4" text:bullet-char="&gt;">
            <style:list-level-properties text:list-level-position-and-space-mode="label-width-and-position" text:space-before="4.2cm" text:min-label-width="0.6cm"/>
            <style:text-properties fo:font-family="Arial" style:font-style-name="Regular" style:font-family-generic="swiss" style:font-pitch="variable" fo:color="#cc6633" fo:font-size="75%"/>
          </text:list-level-style-bullet>
          <text:list-level-style-bullet text:level="5" text:bullet-char="&gt;">
            <style:list-level-properties text:list-level-position-and-space-mode="label-width-and-position" text:space-before="5.4cm" text:min-label-width="0.6cm"/>
            <style:text-properties fo:font-family="Arial" style:font-style-name="Regular" style:font-family-generic="swiss" style:font-pitch="variable" fo:color="#cc6633" fo:font-size="45%"/>
          </text:list-level-style-bullet>
          <text:list-level-style-bullet text:level="6" text:bullet-char="&gt;">
            <style:list-level-properties text:list-level-position-and-space-mode="label-width-and-position" text:space-before="6.6cm" text:min-label-width="0.6cm"/>
            <style:text-properties fo:font-family="Arial" style:font-style-name="Regular" style:font-family-generic="swiss" style:font-pitch="variable" fo:color="#cc6633" fo:font-size="45%"/>
          </text:list-level-style-bullet>
          <text:list-level-style-bullet text:level="7" text:bullet-char="&gt;">
            <style:list-level-properties text:list-level-position-and-space-mode="label-width-and-position" text:space-before="7.8cm" text:min-label-width="0.6cm"/>
            <style:text-properties fo:font-family="Arial" style:font-style-name="Regular" style:font-family-generic="swiss" style:font-pitch="variable" fo:color="#cc6633" fo:font-size="45%"/>
          </text:list-level-style-bullet>
          <text:list-level-style-bullet text:level="8" text:bullet-char="&gt;">
            <style:list-level-properties text:list-level-position-and-space-mode="label-width-and-position" text:space-before="9cm" text:min-label-width="0.6cm"/>
            <style:text-properties fo:font-family="Arial" style:font-style-name="Regular" style:font-family-generic="swiss" style:font-pitch="variable" fo:color="#cc6633" fo:font-size="45%"/>
          </text:list-level-style-bullet>
          <text:list-level-style-bullet text:level="9" text:bullet-char="&gt;">
            <style:list-level-properties text:list-level-position-and-space-mode="label-width-and-position" text:space-before="10.2cm" text:min-label-width="0.6cm"/>
            <style:text-properties fo:font-family="Arial" style:font-style-name="Regular" style:font-family-generic="swiss" style:font-pitch="variable" fo:color="#cc6633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de" style:country-asian="DE" style:font-style-asian="normal" style:font-weight-asian="normal" style:font-family-complex="'Arial Unicode MS'" style:font-pitch-complex="variable" style:font-size-complex="32pt" style:language-complex="de" style:country-complex="D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 style:name="Text_5f_20_5f_Page_5f_20_5f_Master-title" style:display-name="Text_20_Page_20_Master-title">
          <text:list-level-style-bullet text:level="1" text:bullet-char="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">
            <style:list-level-properties text:list-level-position-and-space-mode="label-width-and-position"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list-level-position-and-space-mode="label-width-and-position"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list-level-position-and-space-mode="label-width-and-position"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list-level-position-and-space-mode="label-width-and-position"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list-level-position-and-space-mode="label-width-and-position"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list-level-position-and-space-mode="label-width-and-position"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list-level-position-and-space-mode="label-width-and-position"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list-level-position-and-space-mode="label-width-and-position"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3">
      <presentation:placeholder presentation:object="handout" svg:x="2.057cm" svg:y="1.743cm" svg:width="10.555cm" svg:height="3.507cm"/>
      <presentation:placeholder presentation:object="handout" svg:x="15.412cm" svg:y="1.743cm" svg:width="10.555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false" fo:max-height="0cm" fo:min-height="0.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4.642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67cm" fo:min-width="4.642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43cm" fo:margin-right="0cm" fo:text-indent="-0.813cm"/>
    </style:style>
    <style:style style:name="P4" style:family="paragraph">
      <style:paragraph-properties fo:margin-left="2.134cm" fo:margin-right="0cm" fo:text-indent="-0.838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999999" fo:font-family="Arial" style:font-family-generic="swiss" style:font-pitch="variable" fo:font-size="12pt"/>
    </style:style>
    <style:style style:name="P15" style:family="paragraph">
      <style:paragraph-properties fo:margin-left="0cm" fo:margin-right="0cm" fo:text-align="start" text:enable-numbering="false" fo:text-indent="0cm"/>
    </style:style>
    <style:style style:name="P16" style:family="paragraph">
      <style:paragraph-properties fo:margin-left="0cm" fo:margin-right="0cm" fo:text-align="start" text:enable-numbering="false" fo:text-indent="0cm"/>
      <style:text-properties fo:color="#000000" fo:font-family="'Arial Narrow'" style:font-family-generic="swiss" style:font-pitch="variable" fo:font-size="10pt" fo:font-style="normal" fo:font-weight="bold"/>
    </style:style>
    <style:style style:name="P17" style:family="paragraph">
      <style:paragraph-properties fo:margin-left="0cm" fo:margin-right="0cm" fo:text-align="center" text:enable-numbering="false" fo:text-indent="0cm"/>
    </style:style>
    <style:style style:name="P18" style:family="paragraph">
      <style:paragraph-properties fo:margin-left="0cm" fo:margin-right="0cm" fo:text-align="center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P19" style:family="paragraph">
      <style:paragraph-properties fo:margin-left="0cm" fo:margin-right="0cm" fo:text-align="end" text:enable-numbering="false" fo:text-indent="0cm"/>
    </style:style>
    <style:style style:name="P2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color="#999999" fo:font-family="Arial" style:font-family-generic="swiss" style:font-pitch="variable" fo:font-size="12pt"/>
    </style:style>
    <style:style style:name="T2" style:family="text">
      <style:text-properties fo:color="#000000" fo:font-family="'Arial Narrow'" style:font-family-generic="swiss" style:font-pitch="variable" fo:font-size="10pt" fo:font-style="normal" fo:font-weight="bold"/>
    </style:style>
    <style:style style:name="T3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">
        <style:list-level-properties text:list-level-position-and-space-mode="label-width-and-position"/>
        <style:text-properties fo:font-family="StarSymbol" fo:color="#000000" fo:font-size="45%"/>
      </text:list-level-style-bullet>
      <text:list-level-style-bullet text:level="2" text:bullet-char="">
        <style:list-level-properties text:list-level-position-and-space-mode="label-width-and-position"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list-level-position-and-space-mode="label-width-and-position"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list-level-position-and-space-mode="label-width-and-position"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list-level-position-and-space-mode="label-width-and-position"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list-level-position-and-space-mode="label-width-and-position"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list-level-position-and-space-mode="label-width-and-position"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list-level-position-and-space-mode="label-width-and-position"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list-level-position-and-space-mode="label-width-and-position"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list-level-position-and-space-mode="label-width-and-position" text:space-before="0.33cm" text:min-label-width="0.813cm"/>
        <style:text-properties fo:font-family="StarSymbol" style:font-charset="x-symbol" fo:color="#cc6633" fo:font-size="100%"/>
      </text:list-level-style-bullet>
      <text:list-level-style-bullet text:level="2" text:bullet-char="&gt;">
        <style:list-level-properties text:list-level-position-and-space-mode="label-width-and-position" text:space-before="1.296cm" text:min-label-width="0.838cm"/>
        <style:text-properties fo:font-family="Arial" style:font-style-name="Regular" style:font-family-generic="swiss" style:font-pitch="variable" fo:color="#cc6633" fo:font-size="90%"/>
      </text:list-level-style-bullet>
      <text:list-level-style-bullet text:level="3" text:bullet-char="&gt;">
        <style:list-level-properties text:list-level-position-and-space-mode="label-width-and-position" text:space-before="2.464cm" text:min-label-width="0.635cm"/>
        <style:text-properties fo:font-family="Arial" style:font-style-name="Regular" style:font-family-generic="swiss" style:font-pitch="variable" fo:color="#cc6633" fo:font-size="85%"/>
      </text:list-level-style-bullet>
      <text:list-level-style-bullet text:level="4" text:bullet-char="&gt;">
        <style:list-level-properties text:list-level-position-and-space-mode="label-width-and-position" text:space-before="4.2cm" text:min-label-width="0.6cm"/>
        <style:text-properties fo:font-family="Arial" style:font-style-name="Regular" style:font-family-generic="swiss" style:font-pitch="variable" fo:color="#cc6633" fo:font-size="75%"/>
      </text:list-level-style-bullet>
      <text:list-level-style-bullet text:level="5" text:bullet-char="&gt;">
        <style:list-level-properties text:list-level-position-and-space-mode="label-width-and-position" text:space-before="5.4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6" text:bullet-char="&gt;">
        <style:list-level-properties text:list-level-position-and-space-mode="label-width-and-position" text:space-before="6.6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7" text:bullet-char="&gt;">
        <style:list-level-properties text:list-level-position-and-space-mode="label-width-and-position" text:space-before="7.8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8" text:bullet-char="&gt;">
        <style:list-level-properties text:list-level-position-and-space-mode="label-width-and-position" text:space-before="9cm" text:min-label-width="0.6cm"/>
        <style:text-properties fo:font-family="Arial" style:font-style-name="Regular" style:font-family-generic="swiss" style:font-pitch="variable" fo:color="#cc6633" fo:font-size="45%"/>
      </text:list-level-style-bullet>
      <text:list-level-style-bullet text:level="9" text:bullet-char="&gt;">
        <style:list-level-properties text:list-level-position-and-space-mode="label-width-and-position" text:space-before="10.2cm" text:min-label-width="0.6cm"/>
        <style:text-properties fo:font-family="Arial" style:font-style-name="Regular" style:font-family-generic="swiss" style:font-pitch="variable" fo:color="#cc6633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g>
        <draw:line draw:style-name="gr1" draw:text-style-name="P1" draw:layer="backgroundobjects" svg:x1="4.915cm" svg:y1="6.719cm" svg:x2="6.958cm" svg:y2="6.719cm">
          <text:p text:style-name="P2"/>
        </draw:line>
        <draw:line draw:style-name="gr1" draw:text-style-name="P1" draw:layer="backgroundobjects" svg:x1="4.915cm" svg:y1="9.465cm" svg:x2="6.958cm" svg:y2="9.465cm">
          <text:p text:style-name="P2"/>
        </draw:line>
        <draw:line draw:style-name="gr1" draw:text-style-name="P1" draw:layer="backgroundobjects" svg:x1="4.915cm" svg:y1="12.209cm" svg:x2="6.958cm" svg:y2="12.209cm">
          <text:p text:style-name="P2"/>
        </draw:line>
        <draw:line draw:style-name="gr1" draw:text-style-name="P1" draw:layer="backgroundobjects" svg:x1="4.915cm" svg:y1="14.956cm" svg:x2="6.958cm" svg:y2="14.956cm">
          <text:p text:style-name="P2"/>
        </draw:line>
        <draw:line draw:style-name="gr1" draw:text-style-name="P1" draw:layer="backgroundobjects" svg:x1="4.915cm" svg:y1="17.701cm" svg:x2="6.958cm" svg:y2="17.701cm">
          <text:p text:style-name="P2"/>
        </draw:line>
        <draw:line draw:style-name="gr1" draw:text-style-name="P1" draw:layer="backgroundobjects" svg:x1="4.915cm" svg:y1="20.449cm" svg:x2="6.958cm" svg:y2="20.449cm">
          <text:p text:style-name="P2"/>
        </draw:line>
        <draw:line draw:style-name="gr1" draw:text-style-name="P1" draw:layer="backgroundobjects" svg:x1="4.915cm" svg:y1="23.191cm" svg:x2="6.958cm" svg:y2="23.191cm">
          <text:p text:style-name="P2"/>
        </draw:line>
        <draw:line draw:style-name="gr1" draw:text-style-name="P1" draw:layer="backgroundobjects" svg:x1="4.915cm" svg:y1="25.939cm" svg:x2="6.958cm" svg:y2="25.939cm">
          <text:p text:style-name="P2"/>
        </draw:line>
      </draw:g>
      <draw:g>
        <draw:line draw:style-name="gr1" draw:text-style-name="P1" draw:layer="backgroundobjects" svg:x1="4.936cm" svg:y1="4.753cm" svg:x2="6.979cm" svg:y2="4.753cm">
          <text:p text:style-name="P2"/>
        </draw:line>
        <draw:line draw:style-name="gr1" draw:text-style-name="P1" draw:layer="backgroundobjects" svg:x1="4.936cm" svg:y1="7.499cm" svg:x2="6.979cm" svg:y2="7.499cm">
          <text:p text:style-name="P2"/>
        </draw:line>
        <draw:line draw:style-name="gr1" draw:text-style-name="P1" draw:layer="backgroundobjects" svg:x1="4.936cm" svg:y1="10.243cm" svg:x2="6.979cm" svg:y2="10.243cm">
          <text:p text:style-name="P2"/>
        </draw:line>
        <draw:line draw:style-name="gr1" draw:text-style-name="P1" draw:layer="backgroundobjects" svg:x1="4.936cm" svg:y1="12.99cm" svg:x2="6.979cm" svg:y2="12.99cm">
          <text:p text:style-name="P2"/>
        </draw:line>
        <draw:line draw:style-name="gr1" draw:text-style-name="P1" draw:layer="backgroundobjects" svg:x1="4.936cm" svg:y1="15.735cm" svg:x2="6.979cm" svg:y2="15.735cm">
          <text:p text:style-name="P2"/>
        </draw:line>
        <draw:line draw:style-name="gr1" draw:text-style-name="P1" draw:layer="backgroundobjects" svg:x1="4.936cm" svg:y1="18.483cm" svg:x2="6.979cm" svg:y2="18.483cm">
          <text:p text:style-name="P2"/>
        </draw:line>
        <draw:line draw:style-name="gr1" draw:text-style-name="P1" draw:layer="backgroundobjects" svg:x1="4.936cm" svg:y1="21.225cm" svg:x2="6.979cm" svg:y2="21.225cm">
          <text:p text:style-name="P2"/>
        </draw:line>
        <draw:line draw:style-name="gr1" draw:text-style-name="P1" draw:layer="backgroundobjects" svg:x1="4.936cm" svg:y1="23.973cm" svg:x2="6.979cm" svg:y2="23.973cm">
          <text:p text:style-name="P2"/>
        </draw:line>
      </draw:g>
      <draw:page-thumbnail draw:layer="backgroundobjects" svg:width="14.363cm" svg:height="10.772cm" svg:x="3.613cm" svg:y="2cm" draw:page-number="1"/>
      <draw:page-thumbnail draw:layer="backgroundobjects" svg:width="14.363cm" svg:height="10.772cm" svg:x="3.613cm" svg:y="15.167cm" draw:page-number="2"/>
    </style:handout-master>
    <style:master-page style:name="Text_20_Page_20_Master" style:display-name="Text Page Master" style:page-layout-name="PM1" draw:style-name="dp1">
      <office:forms form:automatic-focus="false" form:apply-design-mode="false"/>
      <draw:frame presentation:style-name="pr1" draw:text-style-name="P2" draw:layer="backgroundobjects" svg:width="21.244cm" svg:height="1.764cm" svg:x="1.375cm" svg:y="1.58cm" presentation:class="title" presentation:user-transformed="true">
        <draw:text-box>
          <text:p text:style-name="P2">Click to edit the title text format</text:p>
        </draw:text-box>
      </draw:frame>
      <draw:frame presentation:style-name="pr2" draw:text-style-name="P12" draw:layer="backgroundobjects" svg:width="22.636cm" svg:height="10.262cm" svg:x="1.094cm" svg:y="4.958cm" presentation:class="outline" presentation:user-transformed="tru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2" draw:text-style-name="P1" draw:layer="backgroundobjects" svg:width="25.399cm" svg:height="1.264cm" svg:x="0.001cm" svg:y="0cm">
        <draw:image xlink:href="Pictures/1000000000000555000000448B6CAF0B.gif" xlink:type="simple" xlink:show="embed" xlink:actuate="onLoad">
          <text:p text:style-name="P2"/>
        </draw:image>
      </draw:frame>
      <draw:frame draw:style-name="gr3" draw:text-style-name="P14" draw:layer="backgroundobjects" svg:width="10.758cm" svg:height="0.53cm" svg:x="7.363cm" svg:y="18.311cm">
        <draw:text-box>
          <text:p text:style-name="P13"><text:span text:style-name="T1">Subversion Migration 2008/10/08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 presentation:user-transformed="true">
          <draw:text-box/>
        </draw:frame>
        <draw:frame draw:style-name="gr4" draw:text-style-name="P16" draw:layer="backgroundobjects" svg:width="4.492cm" svg:height="0.467cm" svg:x="3.473cm" svg:y="13.602cm">
          <draw:text-box>
            <text:p text:style-name="P15"><text:span text:style-name="T2">Exact File Name</text:span></text:p>
          </draw:text-box>
        </draw:frame>
        <draw:frame draw:style-name="gr5" draw:text-style-name="P18" draw:layer="backgroundobjects" svg:width="1.778cm" svg:height="0.945cm" svg:x="9.567cm" svg:y="13.602cm">
          <draw:text-box>
            <text:p text:style-name="P17"><text:date style:data-style-name="D1" text:date-value="2008-10-08">10/8/08</text:date></text:p>
          </draw:text-box>
        </draw:frame>
        <draw:frame draw:style-name="gr6" draw:text-style-name="P20" draw:layer="backgroundobjects" svg:width="4.799cm" svg:height="0.945cm" svg:x="13.369cm" svg:y="13.604cm">
          <draw:text-box>
            <text:p text:style-name="P19"><text:span text:style-name="T3">Page </text:span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tarOffice/9_Beta$Linux OpenOffice.org_project/300m2$Build-9301</meta:generator>
    <meta:initial-creator>Goetz Wohlberg</meta:initial-creator>
    <meta:creation-date>2007-02-08T17:48:00</meta:creation-date>
    <dc:date>2008-10-08T16:14:05</dc:date>
    <meta:editing-cycles>24</meta:editing-cycles>
    <meta:editing-duration>PT48H28M00S</meta:editing-duration>
    <meta:document-statistic meta:object-count="61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